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73606" officeooo:paragraph-rsid="00073606"/>
    </style:style>
    <style:style style:name="P2" style:family="paragraph" style:parent-style-name="Standard">
      <style:text-properties officeooo:rsid="0008de81" officeooo:paragraph-rsid="0008de81"/>
    </style:style>
    <style:style style:name="P3" style:family="paragraph" style:parent-style-name="Footer">
      <style:text-properties officeooo:rsid="000890b2" officeooo:paragraph-rsid="000890b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PERIMENT NO:- 4(B) <text:s text:c="5"/>INSERTION SORT</text:p>
      <text:p text:style-name="P1">INPUT:-</text:p>
      <text:p text:style-name="P1">#include&lt;stdio.h&gt;</text:p>
      <text:p text:style-name="P1"/>
      <text:p text:style-name="P1">void main()</text:p>
      <text:p text:style-name="P1">{</text:p>
      <text:p text:style-name="P1"><text:s/>int a[10];</text:p>
      <text:p text:style-name="P1"><text:s/>int i,j,size,temp;</text:p>
      <text:p text:style-name="P1"><text:s/>printf("Enter the number of elements:- ");</text:p>
      <text:p text:style-name="P1"><text:s/>scanf("%d",&amp;size);</text:p>
      <text:p text:style-name="P1"><text:s/>printf("Enter the elements:- ");</text:p>
      <text:p text:style-name="P1"><text:s/>for(i=0;i&lt;size;i++)</text:p>
      <text:p text:style-name="P1"><text:s text:c="3"/>scanf("%d",&amp;a[i]);</text:p>
      <text:p text:style-name="P1"><text:s/>printf("Unsorted List:- ");</text:p>
      <text:p text:style-name="P1"><text:s/>for(i=0;i&lt;size;i++)</text:p>
      <text:p text:style-name="P1"><text:s text:c="3"/>printf("%d ",a[i]);</text:p>
      <text:p text:style-name="P1"><text:s/>for(i=0;i&lt;size;++i)</text:p>
      <text:p text:style-name="P1"><text:s text:c="3"/>{</text:p>
      <text:p text:style-name="P1"><text:s text:c="4"/>for(j=i;j&gt;0;--j)</text:p>
      <text:p text:style-name="P1"><text:s text:c="6"/>{</text:p>
      <text:p text:style-name="P1"><text:s text:c="7"/>if(a[j]&lt;a[j-1])</text:p>
      <text:p text:style-name="P1"><text:s text:c="9"/>{</text:p>
      <text:p text:style-name="P1"><text:s text:c="10"/>temp=a[j];</text:p>
      <text:p text:style-name="P1"><text:s text:c="10"/>a[j]=a[j-1];</text:p>
      <text:p text:style-name="P1"><text:s text:c="10"/>a[j-1]=temp;</text:p>
      <text:p text:style-name="P1"><text:s text:c="9"/>}</text:p>
      <text:p text:style-name="P1"><text:s text:c="7"/>else</text:p>
      <text:p text:style-name="P1"><text:s text:c="9"/>break;</text:p>
      <text:p text:style-name="P1"><text:s text:c="7"/>}</text:p>
      <text:p text:style-name="P1"><text:s text:c="3"/>}</text:p>
      <text:p text:style-name="P1"><text:s/>printf("\nSorted List:- ");</text:p>
      <text:p text:style-name="P1"><text:s/>for(i=0;i&lt;size;i++)</text:p>
      <text:p text:style-name="P1"><text:s text:c="3"/>printf("%d ",a[i]);</text:p>
      <text:p text:style-name="P1"><text:s/>printf("\n");</text:p>
      <text:p text:style-name="P1">}</text:p>
      <text:p text:style-name="P1"/>
      <text:p text:style-name="P1">OUTPUT:-</text:p>
      <text:p text:style-name="P2">student@CE4PC-12:~$ gedit insertion.c</text:p>
      <text:p text:style-name="P2">student@CE4PC-12:~$ cc -c insertion.c</text:p>
      <text:p text:style-name="P2">student@CE4PC-12:~$ cc -o insertion insertion.c</text:p>
      <text:p text:style-name="P2">student@CE4PC-12:~$ ./insertion</text:p>
      <text:p text:style-name="P2">Enter the number of elements:- 10</text:p>
      <text:p text:style-name="P2">Enter the elements:- 9 8 7 6 5 2 3 1 4 10</text:p>
      <text:p text:style-name="P2">Unsorted List:- 9 8 7 6 5 2 3 1 4 10 </text:p>
      <text:p text:style-name="P2">Sorted List:- 1 2 3 4 5 6 7 8 9 10 </text:p>
      <text:p text:style-name="P2">student@CE4PC-12:~$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0890b2" officeooo:paragraph-rsid="000890b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SAGAR NATH <text:s text:c="2"/>VU1F1415014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1T14:50:47.721813793</meta:creation-date>
    <dc:date>2015-08-21T14:53:37.628282730</dc:date>
    <meta:editing-duration>PT56S</meta:editing-duration>
    <meta:editing-cycles>3</meta:editing-cycles>
    <meta:generator>LibreOffice/4.2.3.3$Linux_x86 LibreOffice_project/420m0$Build-3</meta:generator>
    <meta:document-statistic meta:table-count="0" meta:image-count="0" meta:object-count="0" meta:page-count="1" meta:paragraph-count="45" meta:word-count="118" meta:character-count="949" meta:non-whitespace-character-count="745"/>
  </office:meta>
</office:document-meta>
</file>